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omunidade Cristã da Gôiania - Poderoso Pra Vencer </text:p>
      <text:p text:style-name="Standard"/>
      <text:p text:style-name="Standard"><text:span text:style-name="T1">intro:</text:span> Em C D Em C D B</text:p>
      <text:p text:style-name="Standard"/>
      <text:p text:style-name="Standard">Em <text:s/></text:p>
      <text:p text:style-name="Standard">Poderoso pra vencer <text:s/></text:p>
      <text:p text:style-name="Standard"><text:s text:c="2"/>C <text:s/></text:p>
      <text:p text:style-name="Standard">Rei de glória e poder <text:s text:c="2"/></text:p>
      <text:p text:style-name="Standard"><text:s text:c="2"/>D <text:s/>Bm7 <text:s/>Em <text:s/></text:p>
      <text:p text:style-name="Standard">Sobre a terra céu e mar <text:s text:c="2"/></text:p>
      <text:p text:style-name="Standard"><text:s text:c="2"/>Em <text:s/></text:p>
      <text:p text:style-name="Standard">Derrotou o inimigo <text:s text:c="2"/></text:p>
      <text:p text:style-name="Standard"><text:s text:c="2"/>C <text:s text:c="2"/></text:p>
      <text:p text:style-name="Standard">Sobre a morte triunfou <text:s text:c="2"/></text:p>
      <text:p text:style-name="Standard"><text:s text:c="2"/>D <text:s/></text:p>
      <text:p text:style-name="Standard">Hoje reina soberano <text:s text:c="2"/></text:p>
      <text:p text:style-name="Standard"><text:s text:c="2"/>F#m7 <text:s/>B4 <text:s/></text:p>
      <text:p text:style-name="Standard">Sobre os céus Tu Es Senhor <text:s text:c="2"/></text:p>
      <text:p text:style-name="Standard"><text:s text:c="3"/></text:p>
      <text:p text:style-name="Standard"/>
      <text:p text:style-name="Standard"><text:s text:c="2"/>E <text:s/>A <text:s/></text:p>
      <text:p text:style-name="Standard">Nosso Deus é poderoso pra vencer <text:s text:c="2"/></text:p>
      <text:p text:style-name="Standard"><text:s text:c="2"/>E <text:s/>B4 <text:s/></text:p>
      <text:p text:style-name="Standard">Nosso Deus é poderoso pra fazer <text:s text:c="2"/></text:p>
      <text:p text:style-name="Standard"><text:s text:c="2"/>C#m7 <text:s/></text:p>
      <text:p text:style-name="Standard">Muito mais do que pedimos <text:s text:c="2"/></text:p>
      <text:p text:style-name="Standard"><text:s text:c="2"/>A <text:s/></text:p>
      <text:p text:style-name="Standard">Muito mais do que pensamos <text:s text:c="2"/></text:p>
      <text:p text:style-name="Standard"><text:s text:c="2"/>E B E <text:s/></text:p>
      <text:p text:style-name="Standard">Muito mais do que sonhamos e esperamos </text:p>
      <text:p text:style-name="Standard"/>
      <text:p text:style-name="Standard">----------------- Acordes ----------------- </text:p>
      <text:p text:style-name="Standard">F#m7 = 2 X 2 2 2 X </text:p>
      <text:p text:style-name="Standard">Em = 0 2 2 0 0 0 </text:p>
      <text:p text:style-name="Standard">E = 0 2 2 1 0 0 </text:p>
      <text:p text:style-name="Standard">D = X X 0 2 3 2 </text:p>
      <text:p text:style-name="Standard">C#m7 = X 4 6 4 5 4 </text:p>
      <text:p text:style-name="Standard">C = X 3 2 0 1 0 </text:p>
      <text:p text:style-name="Standard">Bm7 = X 2 4 2 3 2 </text:p>
      <text:p text:style-name="Standard">B4 = X 2 4 4 5 2 </text:p>
      <text:p text:style-name="Standard">B = X 2 4 4 4 2 </text:p>
      <text:p text:style-name="Standard">A = X 0 2 2 2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5T22:46:28</meta:creation-date>
    <dc:date>2016-04-16T16:29:38</dc:date>
    <meta:editing-duration>PT7H17M4S</meta:editing-duration>
    <meta:editing-cycles>3</meta:editing-cycles>
    <meta:generator>OpenOffice/4.1.2$Linux OpenOffice.org_project/412m3$Build-9782</meta:generator>
    <meta:document-statistic meta:table-count="0" meta:image-count="0" meta:object-count="0" meta:page-count="1" meta:paragraph-count="38" meta:word-count="177" meta:character-count="714"/>
  </office:meta>
</office:document-meta>
</file>